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MRoman10" svg:font-family="LMRoman10" style:font-pitch="variable"/>
    <style:font-face style:name="LMRomanCaps10" svg:font-family="LMRomanCaps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3187"/>
    </style:style>
    <style:style style:name="P2" style:family="paragraph" style:parent-style-name="Standard">
      <style:paragraph-properties fo:text-align="center" style:justify-single-word="false"/>
      <style:text-properties style:font-name="LMRomanCaps10" fo:font-size="18pt" officeooo:paragraph-rsid="00023187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officeooo:paragraph-rsid="00023187"/>
    </style:style>
    <style:style style:name="P4" style:family="paragraph">
      <style:paragraph-properties fo:text-align="center"/>
    </style:style>
    <style:style style:name="T1" style:family="text">
      <style:text-properties officeooo:rsid="00023187"/>
    </style:style>
    <style:style style:name="T2" style:family="text">
      <style:text-properties officeooo:rsid="0002a936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YILATKOZAT</text:span></text:p>
      <text:p text:style-name="P1"><text:span text:style-name="T1"/></text:p>
      <text:p text:style-name="P3"><text:span text:style-name="T1">Én, Oroszi Róbert teljes felelősségem tudatában kijelentem, hogy a jelen szakdolgozatban szerepelő minden szövegrész, ábra és táblázat – az előírt szabályoknak megfelelően hivatkozott részek kivételével – eredeti és kizárólag a saját munkám eredménye, más dokumentumra vagy közreműködőre nem támaszkodik.</text:span></text:p>
      <text:p text:style-name="P3"><text:span text:style-name="T1"/></text:p>
      <text:p text:style-name="P3"><text:span text:style-name="T1"/></text:p>
      <text:p text:style-name="P3"><text:span text:style-name="T1">Kelt: Budapest, 2011. 05. 0</text:span><text:span text:style-name="T2">3</text:span><text:span text:style-name="T1">.</text:span></text:p>
      <text:p text:style-name="P3"><draw:line text:anchor-type="paragraph" draw:z-index="0" draw:style-name="gr1" draw:text-style-name="P4" svg:x1="10.987cm" svg:y1="0.025cm" svg:x2="16.728cm" svg:y2="0.025cm"><text:p/></draw:line><text:span text:style-name="T1"><text:tab/><text:tab/><text:tab/><text:tab/><text:tab/><text:tab/><text:tab/><text:tab/><text:tab/><text:tab/>Oroszi Róbert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MRoman10" svg:font-family="LMRoman10" style:font-pitch="variable"/>
    <style:font-face style:name="LMRomanCaps10" svg:font-family="LMRomanCaps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oce </meta:initial-creator>
    <meta:creation-date>2011-05-03T03:12:38</meta:creation-date>
    <dc:date>2011-05-03T03:14:44</dc:date>
    <dc:creator>oroce </dc:creator>
    <meta:editing-duration>PT00H02M06S</meta:editing-duration>
    <meta:editing-cycles>3</meta:editing-cycles>
    <meta:generator>OpenOffice.org/3.2$Unix OpenOffice.org_project/320m19$Build-9505</meta:generator>
    <meta:document-statistic meta:table-count="0" meta:image-count="0" meta:object-count="0" meta:page-count="1" meta:paragraph-count="4" meta:word-count="47" meta:character-count="373"/>
  </office:meta>
</office:document-meta>
</file>